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T1" style:family="text">
      <style:text-properties officeooo:rsid="0014af9a"/>
    </style:style>
    <style:style style:name="T2" style:family="text">
      <style:text-properties officeooo:rsid="001662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5-06-12T07:16:19.023344491</dc:date>
    <dc:creator>Pete Curati</dc:creator>
    <meta:editing-duration>PT14M5S</meta:editing-duration>
    <meta:editing-cycles>2</meta:editing-cycles>
    <meta:generator>LibreOffice/4.2.6.3$Linux_x86 LibreOffice_project/420m0$Build-3</meta:generator>
    <meta:document-statistic meta:table-count="0" meta:image-count="0" meta:object-count="0" meta:page-count="1" meta:paragraph-count="9" meta:word-count="171" meta:character-count="883" meta:non-whitespace-character-count="717"/>
  </office:meta>
</office:document-meta>
</file>